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918c8" officeooo:paragraph-rsid="001918c8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918c8" officeooo:paragraph-rsid="001918c8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918c8" officeooo:paragraph-rsid="001918c8"/>
    </style:style>
    <style:style style:name="P8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10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47dd" officeooo:paragraph-rsid="002347dd" style:font-weight-asian="normal" style:font-weight-complex="normal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47dd" officeooo:paragraph-rsid="002347dd" style:font-weight-asian="normal" style:font-weight-complex="normal"/>
    </style:style>
    <style:style style:name="P1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5dcc" officeooo:paragraph-rsid="00235dcc" style:font-weight-asian="normal" style:font-weight-complex="normal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5dcc" officeooo:paragraph-rsid="00235dcc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</style:style>
    <style:style style:name="P1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officeooo:rsid="00235dcc" officeooo:paragraph-rsid="00235dcc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rsid="00235dcc" officeooo:paragraph-rsid="00235dcc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47dd" officeooo:paragraph-rsid="002347dd" style:font-weight-asian="normal" style:font-weight-complex="normal"/>
    </style:style>
    <style:style style:name="P19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5dcc" officeooo:paragraph-rsid="00235dcc" style:font-weight-asian="normal" style:font-weight-complex="normal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68568239" text:style-name="L1">
        <text:list-item>
          <text:p text:style-name="P5">Implement Singleton Design Pattern on a dummy class.</text:p>
          <text:p text:style-name="P7">Ans.</text:p>
        </text:list-item>
      </text:list>
      <text:p text:style-name="P1"/>
      <text:p text:style-name="P3"/>
      <text:list xml:id="list170438747105284" text:continue-numbering="true" text:style-name="L1">
        <text:list-item>
          <text:p text:style-name="P5"><text:bookmark-start text:name="__DdeLink__47_1869281732"/>Implement Factory Pattern to get the Polygon of differnt type.<text:bookmark-end text:name="__DdeLink__47_1869281732"/></text:p>
          <text:p text:style-name="P7">Ans.</text:p>
        </text:list-item>
      </text:list>
      <text:p text:style-name="P1"/>
      <text:p text:style-name="P3"/>
      <text:list xml:id="list170438953821437" text:continue-numbering="true" text:style-name="L1">
        <text:list-item>
          <text:p text:style-name="P6">Implement Abstract Factory Pattern to create cars of different categories from different countries.</text:p>
          <text:p text:style-name="P7">Ans.</text:p>
        </text:list-item>
      </text:list>
      <text:p text:style-name="P1"/>
      <text:p text:style-name="P3"/>
      <text:list xml:id="list170437604520123" text:continue-numbering="true" text:style-name="L1">
        <text:list-item>
          <text:p text:style-name="P6">Implement Builder pattern to create a student object with more than 6 fields.</text:p>
          <text:p text:style-name="P8">Ans.</text:p>
        </text:list-item>
      </text:list>
      <text:p text:style-name="P2"/>
      <text:p text:style-name="P4"/>
      <text:list xml:id="list170438562711175" text:continue-numbering="true" text:style-name="L1">
        <text:list-item>
          <text:p text:style-name="P6"><text:bookmark-start text:name="__DdeLink__53_3587288067"/>Implement Bridge Design Pattern for Color and Shape such that Shape and Color can be combined together e.g BlueSquare, RedSquare, PinkTriangle etc.<text:bookmark-end text:name="__DdeLink__53_3587288067"/></text:p>
          <text:p text:style-name="P8">Ans.</text:p>
        </text:list-item>
      </text:list>
      <text:p text:style-name="P2"/>
      <text:p text:style-name="P4"/>
      <text:list xml:id="list170439171264333" text:continue-numbering="true" text:style-name="L1">
        <text:list-item>
          <text:p text:style-name="P5"><text:bookmark-start text:name="__DdeLink__55_3587288067"/>Implement Decorator pattern to decorate the Pizza with topings.<text:bookmark-end text:name="__DdeLink__55_3587288067"/></text:p>
          <text:p text:style-name="P10">Ans.</text:p>
        </text:list-item>
      </text:list>
      <text:p text:style-name="P11"/>
      <text:p text:style-name="P18"/>
      <text:list xml:id="list170438044244175" text:continue-numbering="true" text:style-name="L1">
        <text:list-item>
          <text:p text:style-name="P5"><text:bookmark-start text:name="__DdeLink__57_3587288067"/>Implement Composite Design Pattern to maintaing the directories of employees on the basis of departments.<text:bookmark-end text:name="__DdeLink__57_3587288067"/></text:p>
          <text:p text:style-name="P12">Ans.</text:p>
        </text:list-item>
      </text:list>
      <text:p text:style-name="P13"/>
      <text:p text:style-name="P19"/>
      <text:list xml:id="list170438948475914" text:continue-numbering="true" text:style-name="L1">
        <text:list-item>
          <text:p text:style-name="P14"><text:span text:style-name="T1">Implement proxy design for accessing Record of a student and allow the access only to Admin. </text:span></text:p>
          <text:p text:style-name="P15"><text:span text:style-name="T1">Ans.</text:span></text:p>
        </text:list-item>
      </text:list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6:04:11.786963779</meta:creation-date>
    <dc:date>2019-03-02T17:04:37.502387800</dc:date>
    <meta:editing-duration>PT19H1M24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8" meta:paragraph-count="16" meta:word-count="122" meta:character-count="746" meta:non-whitespace-character-count="647"/>
  </office:meta>
</office:document-meta>
</file>